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B20000069CA4AF015B.jpg" manifest:media-type="image/jpeg"/>
  <manifest:file-entry manifest:full-path="Pictures/100000000000018A00000141550BB7D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1" style:family="table">
      <style:table-properties style:width="6.5653in" fo:margin-left="0.0458in" table:align="left"/>
    </style:style>
    <style:style style:name="Table1.A" style:family="table-column">
      <style:table-column-properties style:column-width="2.5in"/>
    </style:style>
    <style:style style:name="Table1.B" style:family="table-column">
      <style:table-column-properties style:column-width="4.0653in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3986in"/>
    </style:style>
    <style:style style:name="Table1.A2" style:family="table-cell">
      <style:table-cell-properties style:vertical-align="bottom" fo:padding="0.0382in" fo:border="none"/>
    </style:style>
    <style:style style:name="P1" style:family="paragraph" style:parent-style-name="Text_20_body">
      <style:text-properties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4" style:family="paragraph" style:parent-style-name="Standard">
      <style:text-properties officeooo:paragraph-rsid="00256685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256685" style:font-size-asian="24pt" style:font-weight-asian="bold" style:font-size-complex="24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cd09cd" officeooo:paragraph-rsid="00256685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42f57a" officeooo:paragraph-rsid="001017d3" fo:background-color="#ffffff"/>
    </style:style>
    <style:style style:name="P10" style:family="paragraph" style:parent-style-name="Table_20_Contents">
      <style:paragraph-properties fo:text-align="start" style:justify-single-word="false"/>
      <style:text-properties officeooo:paragraph-rsid="001017d3"/>
    </style:style>
    <style:style style:name="P11" style:family="paragraph" style:parent-style-name="Table_20_Contents">
      <style:paragraph-properties fo:text-align="start" style:justify-single-word="false"/>
      <style:text-properties officeooo:paragraph-rsid="00256685"/>
    </style:style>
    <style:style style:name="P12" style:family="paragraph" style:parent-style-name="Table_20_Contents">
      <style:paragraph-properties fo:text-align="center" style:justify-single-word="false"/>
      <style:text-properties officeooo:paragraph-rsid="001017d3"/>
    </style:style>
    <style:style style:name="P13" style:family="paragraph" style:parent-style-name="Table_20_Contents">
      <style:text-properties officeooo:paragraph-rsid="00256685"/>
    </style:style>
    <style:style style:name="P14" style:family="paragraph" style:parent-style-name="Table_20_Contents">
      <style:paragraph-properties fo:text-align="start" style:justify-single-word="false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5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10.5pt" fo:font-weight="normal" officeooo:paragraph-rsid="0022f10e" style:font-size-asian="10.5pt" style:font-weight-asian="normal" style:font-size-complex="10.5pt" style:font-weight-complex="normal"/>
    </style:style>
    <style:style style:name="P16" style:family="paragraph" style:parent-style-name="Standard">
      <style:text-properties officeooo:paragraph-rsid="002ac7bd"/>
    </style:style>
    <style:style style:name="P17" style:family="paragraph" style:parent-style-name="Standard" style:master-page-name="">
      <style:paragraph-properties fo:margin-left="0in" fo:margin-right="0in" fo:text-indent="0.1866in" style:auto-text-indent="false" style:page-number="auto"/>
      <style:text-properties officeooo:paragraph-rsid="002ac7bd"/>
    </style:style>
    <style:style style:name="P18" style:family="paragraph" style:parent-style-name="Table_20_Contents">
      <style:paragraph-properties fo:text-align="start" style:justify-single-word="false"/>
      <style:text-properties officeooo:paragraph-rsid="002ac7bd"/>
    </style:style>
    <style:style style:name="P19" style:family="paragraph" style:parent-style-name="Table_20_Contents">
      <style:paragraph-properties fo:text-align="start" style:justify-single-word="false"/>
      <style:text-properties fo:font-variant="small-caps" fo:color="#999999" style:text-position="0% 100%" style:font-name="Liberation Serif1" fo:font-size="12pt" fo:text-shadow="none" fo:font-weight="bold" officeooo:rsid="003aeae7" officeooo:paragraph-rsid="002ac7bd" style:font-size-asian="24pt" style:font-weight-asian="bold" style:font-size-complex="24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2ac7bd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officeooo:paragraph-rsid="002ac7bd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officeooo:rsid="00362d9c" officeooo:paragraph-rsid="002ac7bd"/>
    </style:style>
    <style:style style:name="P24" style:family="paragraph" style:parent-style-name="Table_20_Contents">
      <style:paragraph-properties fo:text-align="center" style:justify-single-word="false"/>
      <style:text-properties officeooo:rsid="0042f57a" officeooo:paragraph-rsid="002ac7bd" fo:background-color="#ffffff"/>
    </style:style>
    <style:style style:name="P25" style:family="paragraph" style:parent-style-name="Table_20_Contents">
      <style:paragraph-properties fo:text-align="center" style:justify-single-word="false"/>
      <style:text-properties officeooo:paragraph-rsid="002ac7bd"/>
    </style:style>
    <style:style style:name="P26" style:family="paragraph" style:parent-style-name="Table_20_Contents">
      <style:text-properties officeooo:paragraph-rsid="002ac7bd"/>
    </style:style>
    <style:style style:name="P27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2ac7bd" style:font-size-asian="9pt" style:font-weight-asian="normal" style:font-size-complex="9pt" style:font-weight-complex="normal"/>
    </style:style>
    <style:style style:name="P28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officeooo:paragraph-rsid="002ac7bd"/>
    </style:style>
    <style:style style:name="P29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f44550"/>
    </style:style>
    <style:style style:name="T3" style:family="text">
      <style:text-properties fo:color="#000000" style:text-underline-style="none" officeooo:rsid="00e2fc0e" fo:background-color="#ffffff" loext:char-shading-value="0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da3fd" fo:background-color="#ffffff" loext:char-shading-value="0"/>
    </style:style>
    <style:style style:name="T9" style:family="text">
      <style:text-properties fo:color="#000000" style:text-underline-style="none" officeooo:rsid="0010acf2" fo:background-color="#ffffff" loext:char-shading-value="0"/>
    </style:style>
    <style:style style:name="T10" style:family="text">
      <style:text-properties fo:color="#000000" style:text-underline-style="none" officeooo:rsid="000ed385" fo:background-color="#ffffff" loext:char-shading-value="0"/>
    </style:style>
    <style:style style:name="T11" style:family="text">
      <style:text-properties fo:color="#000000" officeooo:rsid="00ddbb8b"/>
    </style:style>
    <style:style style:name="T12" style:family="text">
      <style:text-properties fo:color="#000000" officeooo:rsid="002cecd1"/>
    </style:style>
    <style:style style:name="T13" style:family="text">
      <style:text-properties fo:color="#000000" officeooo:rsid="002ac7bd"/>
    </style:style>
    <style:style style:name="T14" style:family="text">
      <style:text-properties officeooo:rsid="013d0498"/>
    </style:style>
    <style:style style:name="T15" style:family="text">
      <style:text-properties officeooo:rsid="0042f57a" fo:background-color="#ffffff" loext:char-shading-value="0"/>
    </style:style>
    <style:style style:name="T16" style:family="text">
      <style:text-properties officeooo:rsid="0022f10e"/>
    </style:style>
    <style:style style:name="T17" style:family="text">
      <style:text-properties officeooo:rsid="0042f57a"/>
    </style:style>
    <style:style style:name="T18" style:family="text">
      <style:text-properties fo:language="en" fo:country="US"/>
    </style:style>
    <style:style style:name="T19" style:family="text">
      <style:text-properties fo:language="en" fo:country="US" officeooo:rsid="0030c671"/>
    </style:style>
    <style:style style:name="T20" style:family="text">
      <style:text-properties officeooo:rsid="0036487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2" text:anchor-type="paragraph" svg:x="3.1835in" svg:y="0.2063in" svg:width="0.928in" svg:height="0.7547in" draw:z-index="0"><draw:image xlink:href="Pictures/100000000000018A00000141550BB7D1.png" xlink:type="simple" xlink:show="embed" xlink:actuate="onLoad"/></draw:frame><draw:frame draw:style-name="fr1" draw:name="Image3" text:anchor-type="paragraph" svg:x="2.4165in" svg:y="0.1098in" svg:width="0.7701in" svg:height="1.0839in" draw:z-index="3"><draw:image xlink:href="Pictures/10000000000004B20000069CA4AF015B.jpg" xlink:type="simple" xlink:show="embed" xlink:actuate="onLoad"/></draw:frame></text:p>
      <text:p text:style-name="Standard"/>
      <text:p text:style-name="Standard"/>
      <text:p text:style-name="P8">Declaração De Matrícula</text:p>
      <text:p text:style-name="P7"/>
      <text:p text:style-name="P17">Para os devidos efeitos, declara-se que <text:s/><text:text-input text:description="[#if person.female]">[#if person.female]</text:text-input>a aluna<text:text-input text:description="[#elseif person.male]">[#elseif person.male]</text:text-input>o aluno<text:text-input text:description="[/#if]">[/#if]</text:text-input> <text:text-input text:description="${person.name}">${person.name}</text:text-input>, n.º <text:text-input text:description="${person.student.number}">${person.student.number}</text:text-input>, <text:text-input text:description="[#if person.female]">[#if person.female]</text:text-input>nascida<text:text-input text:description="[#elseif person.male]">[#elseif person.male]</text:text-input>nascido<text:text-input text:description="[/#if]">[/#if]</text:text-input> a <text:text-input text:description="${lang.pt(dates.extendedDate(person.dateOfBirthYearMonthDay))}">${lang.pt(dates.extendedDate(person.dateOfBirthYearMonthDay))}</text:text-input>, <text:text-input text:description="[#if person.female]">[#if person.female]</text:text-input>portadora<text:text-input text:description="[#elseif person.male]">[#elseif person.male]</text:text-input>portador<text:text-input text:description="[/#if]">[/#if]</text:text-input> do <text:text-input text:description="${lang.pt(person.idDocumentType.localizedNameI18N)}">${lang.pt(person.idDocumentType.localizedNameI18N)}</text:text-input> n.º <text:text-input text:description="${person.documentIdNumber}">${person.documentIdNumber}</text:text-input>, <text:text-input text:description="[#if person.female]">[#if person.female]</text:text-input>filha<text:text-input text:description="[#elseif person.male]">[#elseif person.male]</text:text-input>filho<text:text-input text:description="[/#if]">[/#if]</text:text-input> de <text:text-input text:description="${person.nameOfFather}">${person.nameOfFather}</text:text-input> e de <text:text-input text:description="person.nameOfMother"/><text:text-input text:description="${person.nameOfMother}">${person.nameOfMother}</text:text-input>, realizou a matrícula no Curso de <text:text-input text:description="${lang.pt(curricularPlanInformation.degreePresentationName)}">${lang.pt(curricularPlanInformation.degreePresentationName)}</text:text-input> no ano letivo de <text:text-input text:description="${registration.startExecutionYear.name}">${registration.startExecutionYear.name}</text:text-input>.</text:p>
      <text:p text:style-name="P16"/>
      <text:p text:style-name="P26"><text:text-input text:description="[#if serviceRequest.documentPurposeTypeInstance??]">[#if serviceRequest.documentPurposeTypeInstance??]</text:text-input><text:text-input text:description="[#if serviceRequest.documentPurposeTypeInstance.code == &quot;ADSE&quot;]">[#if serviceRequest.documentPurposeTypeInstance.code == "ADSE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ADSE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/text:p>
      <text:p text:style-name="P26"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9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0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PUBLIC_TRANSPORTS&quot;]">[#elseif serviceRequest.documentPurposeTypeInstance.code == "PUBLIC_TRANSPORT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requerimento de passe socia</text:span><text:span text:style-name="T8">l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8"/>
      <text:p text:style-name="P26"><text:text-input text:description="[/#if]">[/#if]</text:text-input></text:p>
      <text:p text:style-name="P18"/>
      <text:p text:style-name="P18"><text:span text:style-name="T11">Faculdade de </text:span><text:span text:style-name="T13">Medicina Dentária</text:span><text:span text:style-name="T11"> da Universidade de Lisboa</text:span><text:span text:style-name="T17">, em </text:span><text:span text:style-name="T19"><text:text-input text:description="${lang.pt(dates.extendedDate(localizedDate.nowDate()))}">${lang.pt(dates.extendedDate(localizedDate.nowDate()))}</text:text-input></text:span><text:span text:style-name="T19"><text:text-input text:description="${lang.pt(dates.extendedDate(localizedDate.nowDate()))}"/></text:span><text:span text:style-name="T15">.</text:span></text:p>
      <text:p text:style-name="P19"/>
      <text:p text:style-name="P26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20">O presente documento só é válido com assinatura e carimbo da instituição!</text:p>
            <text:p text:style-name="P21"><text:text-input text:description="[#if hasPricetag]">[#if hasPricetag]</text:text-input></text:p>
            <text:p text:style-name="P27"><text:span text:style-name="T16">Emolumento: </text:span><text:text-input text:description="${money.total(serviceRequestPrice)}">${money.total(serviceRequestPrice)}</text:text-input></text:p>
            <text:p text:style-name="P21"><text:text-input text:description="[/#if]">[/#if]</text:text-input></text:p>
          </table:table-cell>
          <table:table-cell table:style-name="Table2.B1" office:value-type="string">
            <text:p text:style-name="P23">Núcleo de Planeamento e Gestão Académica,</text:p>
            <text:p text:style-name="P23">O(<text:span text:style-name="T20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25"/>
          </table:table-cell>
        </table:table-row>
      </table:table>
      <text:p text:style-name="P26"><text:text-input text:description="[#else]">[#else]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28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1.2">
          <table:table-cell table:style-name="Table1.A2" table:number-rows-spanned="2" office:value-type="string">
            <text:p text:style-name="P21"><text:text-input text:description="[#if hasPricetag]">[#if hasPricetag]</text:text-input></text:p>
            <text:p text:style-name="P27"><text:span text:style-name="T16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1.A2" office:value-type="string">
            <text:p text:style-name="P24"><text:s text:c="2"/>___________________________________________</text:p>
          </table:table-cell>
        </table:table-row>
        <table:table-row>
          <table:covered-table-cell/>
          <table:table-cell table:style-name="Table1.A1" office:value-type="string">
            <text:p text:style-name="P25"><text:text-input text:description="${documentSignature.responsibleName}">${documentSignature.responsibleName}</text:text-input></text:p>
          </table:table-cell>
        </table:table-row>
      </table:table>
      <text:p text:style-name="Standard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Arial" fo:font-size="10pt" fo:font-weight="normal" officeooo:rsid="00ddbb8b" officeooo:paragraph-rsid="001017d3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Arial1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Arial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f44550"/>
    </style:style>
    <style:style style:name="MT3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2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Dentária</text:span><text:span text:style-name="MT1"> 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2</text:page-number> <text:span text:style-name="MT3">de </text:span><text:span text:style-name="MT3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7-24T14:44:51.486956513</dc:date>
    <meta:editing-duration>PT52M11S</meta:editing-duration>
    <meta:editing-cycles>22</meta:editing-cycles>
    <meta:generator>LibreOffice/4.2.8.2$Linux_X86_64 LibreOffice_project/420m0$Build-2</meta:generator>
    <meta:document-statistic meta:table-count="3" meta:image-count="2" meta:object-count="0" meta:page-count="2" meta:paragraph-count="24" meta:word-count="379" meta:character-count="3043" meta:non-whitespace-character-count="2834"/>
  </office:meta>
</office:document-meta>
</file>